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B000000C059B9B83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PT Sans" svg:font-family="'PT San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8.999cm" style:rel-column-width="3276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8cm" style:rel-width="100%" fo:margin-left="0.009cm" fo:margin-top="0cm" fo:margin-bottom="0cm" table:align="left" style:writing-mode="page"/>
    </style:style>
    <style:style style:name="Таблица2.A" style:family="table-column">
      <style:table-column-properties style:column-width="1.388cm" style:rel-column-width="5052*"/>
    </style:style>
    <style:style style:name="Таблица2.B" style:family="table-column">
      <style:table-column-properties style:column-width="6.563cm" style:rel-column-width="23894*"/>
    </style:style>
    <style:style style:name="Таблица2.C" style:family="table-column">
      <style:table-column-properties style:column-width="2.895cm" style:rel-column-width="10538*"/>
    </style:style>
    <style:style style:name="Таблица2.D" style:family="table-column">
      <style:table-column-properties style:column-width="3.577cm" style:rel-column-width="13022*"/>
    </style:style>
    <style:style style:name="Таблица2.E" style:family="table-column">
      <style:table-column-properties style:column-width="3.579cm" style:rel-column-width="13029*"/>
    </style:style>
    <style:style style:name="Таблица2.1" style:family="table-row">
      <style:table-row-properties style:min-row-height="0.035cm" fo:keep-together="always"/>
    </style:style>
    <style:style style:name="Таблица2.A1" style:family="table-cell">
      <style:table-cell-properties style:vertical-align="middle" fo:padding-left="0.071cm" fo:padding-right="0.071cm" fo:padding-top="0cm" fo:padding-bottom="0cm" fo:border="0.5pt solid #000000"/>
    </style:style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4" style:family="table">
      <style:table-properties style:width="16.752cm" fo:margin-left="0.691cm" fo:margin-top="0cm" fo:margin-bottom="0cm" table:align="left" style:writing-mode="lr-tb"/>
    </style:style>
    <style:style style:name="Таблица4.A" style:family="table-column">
      <style:table-column-properties style:column-width="2.999cm"/>
    </style:style>
    <style:style style:name="Таблица4.B" style:family="table-column">
      <style:table-column-properties style:column-width="13.75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 style:writing-mode="lr-tb"/>
    </style:style>
    <style:style style:name="Таблица5" style:family="table">
      <style:table-properties style:width="18cm" table:align="margins" style:writing-mode="lr-tb"/>
    </style:style>
    <style:style style:name="Таблица5.A" style:family="table-column">
      <style:table-column-properties style:column-width="2.572cm" style:rel-column-width="9362*"/>
    </style:style>
    <style:style style:name="Таблица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5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G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top="0.423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3" style:family="paragraph" style:parent-style-name="Standard" style:list-style-name="WWNum1">
      <style:paragraph-properties fo:margin-top="0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4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5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fo:language="ru" fo:country="RU" fo:font-style="italic" style:letter-kerning="false" style:font-name-asian="Times New Roman1" style:font-size-asian="11pt" style:language-asian="ru" style:country-asian="RU" style:font-style-asian="italic" style:font-size-complex="11pt" style:language-complex="ar" style:country-complex="SA"/>
    </style:style>
    <style:style style:name="P7" style:family="paragraph" style:parent-style-name="Footer">
      <style:paragraph-properties fo:padding="0cm" fo:border="none"/>
    </style:style>
    <style:style style:name="P8" style:family="paragraph" style:parent-style-name="Footer">
      <style:paragraph-properties fo:margin-right="0.635cm" fo:text-indent="0.635cm" style:auto-text-indent="false"/>
    </style:style>
    <style:style style:name="P9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P10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11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12" style:family="paragraph" style:parent-style-name="Standard">
      <style:paragraph-properties fo:margin-top="0.423cm" fo:margin-bottom="0.423cm" style:contextual-spacing="false" fo:text-align="center" style:justify-single-word="false"/>
    </style:style>
    <style:style style:name="P13" style:family="paragraph" style:parent-style-name="Standard">
      <style:paragraph-properties fo:margin-top="0.212cm" fo:margin-bottom="0.212cm" style:contextual-spacing="false" fo:text-align="center" style:justify-single-word="false"/>
    </style:style>
    <style:style style:name="P14" style:family="paragraph" style:parent-style-name="Standard">
      <style:paragraph-properties fo:margin-top="0.423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16" style:family="paragraph" style:parent-style-name="Standard" style:list-style-name="WWNum1">
      <style:paragraph-properties fo:margin-top="0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17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1pt" fo:font-style="italic" style:font-size-asian="11pt" style:font-style-asian="italic" style:font-size-complex="11pt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fo:language="ru" fo:country="RU" fo:font-style="italic" style:letter-kerning="false" style:font-name-asian="Times New Roman1" style:font-size-asian="11pt" style:language-asian="ru" style:country-asian="RU" style:font-style-asian="italic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break-before="page"/>
    </style:style>
    <style:style style:name="P20" style:family="paragraph" style:parent-style-name="Standard">
      <style:paragraph-properties>
        <style:tab-stops>
          <style:tab-stop style:position="3.424cm"/>
        </style:tab-stops>
      </style:paragraph-properties>
    </style:style>
    <style:style style:name="P21" style:family="paragraph" style:parent-style-name="Standard">
      <style:paragraph-properties>
        <style:tab-stops>
          <style:tab-stop style:position="1.921cm"/>
        </style:tab-stops>
      </style:paragraph-properties>
    </style:style>
    <style:style style:name="P22" style:family="paragraph" style:parent-style-name="Standard">
      <style:paragraph-properties fo:margin-top="0cm" fo:margin-bottom="0.423cm" style:contextual-spacing="false" fo:text-align="center" style:justify-single-word="false"/>
      <style:text-properties style:font-name="Times New Roman" style:font-name-complex="Times New Roman1"/>
    </style:style>
    <style:style style:name="P2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4" style:family="paragraph" style:parent-style-name="Standard">
      <style:text-properties officeooo:paragraph-rsid="001439b2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39b2" officeooo:paragraph-rsid="001439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>
      <loext:graphic-properties draw:fill="solid" draw:fill-color="#000000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34f7b"/>
    </style:style>
    <style:style style:name="T3" style:family="text">
      <style:text-properties style:font-name="Cambria"/>
    </style:style>
    <style:style style:name="T4" style:family="text">
      <style:text-properties style:font-name="Cambria" fo:font-size="20pt" fo:letter-spacing="0.053cm" fo:font-weight="bold" style:font-size-asian="20pt" style:font-weight-asian="bold" style:font-name-complex="Times New Roman1" style:font-size-complex="18pt"/>
    </style:style>
    <style:style style:name="T5" style:family="text">
      <style:text-properties style:font-name="Cambria" fo:font-size="20pt" fo:letter-spacing="0.053cm" fo:font-weight="bold" officeooo:rsid="00134f7b" style:font-size-asian="20pt" style:font-weight-asian="bold" style:font-name-complex="Times New Roman1" style:font-size-complex="18pt"/>
    </style:style>
    <style:style style:name="T6" style:family="text">
      <style:text-properties fo:font-size="11pt" fo:font-style="italic" style:font-size-asian="11pt" style:font-style-asian="italic" style:font-size-complex="11pt"/>
    </style:style>
    <style:style style:name="T7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8" style:family="text">
      <style:text-properties fo:font-style="italic" style:font-style-asian="italic"/>
    </style:style>
    <style:style style:name="T9" style:family="text">
      <style:text-properties style:font-name="Times New Roman" style:font-name-complex="Times New Roman1"/>
    </style:style>
    <style:style style:name="T10" style:family="text">
      <style:text-properties style:font-name="PT Sans" fo:font-size="11pt" fo:font-weight="bold" style:font-size-asian="11pt" style:font-weight-asian="bold" style:font-size-complex="11pt"/>
    </style:style>
    <style:style style:name="T11" style:family="text">
      <style:text-properties style:font-name="PT Sans" fo:font-size="9pt" fo:font-weight="bold" style:font-size-asian="9pt" style:font-weight-asian="bold"/>
    </style:style>
    <style:style style:name="T12" style:family="text">
      <style:text-properties style:font-name="PT Sans" fo:font-size="10pt" fo:font-weight="bold" style:font-size-asian="10pt" style:font-weight-asian="bold"/>
    </style:style>
    <style:style style:name="T13" style:family="text">
      <style:text-properties style:font-name="PT Sans" fo:font-size="4pt" fo:font-weight="bold" style:font-size-asian="4pt" style:font-weight-asian="bold" style:font-size-complex="8pt"/>
    </style:style>
    <style:style style:name="T14" style:family="text">
      <style:text-properties officeooo:rsid="001439b2"/>
    </style:style>
    <style:style style:name="T15" style:family="text">
      <style:text-properties style:text-position="sub 58%"/>
    </style:style>
    <style:style style:name="T16" style:family="text">
      <style:text-properties style:text-position="0% 100%"/>
    </style:style>
    <style:style style:name="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fr2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rel="page-content" fo:background-color="#ffffff" style:background-transparency="100%" draw:fill="solid" draw:fill-color="#ffffff" draw:opacity="0%" fo:padding="0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rect text:anchor-type="as-char" style:rel-width="100%" draw:z-index="0" draw:style-name="gr1" draw:text-style-name="P27" svg:width="8.312cm" svg:height="0.071cm"><text:p/></draw:rect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1">Группа<text:span text:style-name="T1"><text:tab/><text:tab/><text:tab/><text:tab/><text:tab/><text:tab/></text:span><text:span text:style-name="T2">P3207</text:span><text:span text:style-name="T1"><text:tab/><text:tab/><text:tab/><text:tab/><text:tab/><text:tab/><text:tab/><text:tab/></text:span></text:p>
          </table:table-cell>
          <table:table-cell table:style-name="Таблица1.A1" office:value-type="string">
            <text:p text:style-name="P1">К работе допущен<text:span text:style-name="T1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1">Студент<text:span text:style-name="T1"><text:tab/><text:tab/></text:span><text:span text:style-name="T2">Путинцев Данил Денисович</text:span></text:p>
          </table:table-cell>
          <table:table-cell table:style-name="Таблица1.A1" office:value-type="string">
            <text:p text:style-name="P1">Работа выполнена<text:span text:style-name="T1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1">Преподаватель<text:span text:style-name="T1"><text:tab/><text:tab/><text:tab/></text:span><text:span text:style-name="T2">Агабабаев В.А</text:span><text:span text:style-name="T1"><text:tab/><text:tab/><text:tab/><text:tab/></text:span></text:p>
          </table:table-cell>
          <table:table-cell table:style-name="Таблица1.A1" office:value-type="string">
            <text:p text:style-name="P1">Отчет принят<text:span text:style-name="T1"><text:tab/><text:tab/><text:tab/><text:tab/><text:tab/><text:tab/><text:tab/><text:tab/><text:tab/><text:tab/><text:tab/></text:span></text:p>
          </table:table-cell>
        </table:table-row>
      </table:table>
      <text:p text:style-name="P12" loext:marker-style-name="T3"><text:span text:style-name="T4">Рабочий протокол и отчет по<text:line-break/>лабораторной работе №</text:span><text:span text:style-name="T5">1.04</text:span></text:p>
      <text:p text:style-name="Standard"><draw:rect text:anchor-type="as-char" style:rel-width="100%" draw:z-index="1" draw:style-name="gr1" draw:text-style-name="P27" svg:width="17.005cm" svg:height="0.036cm"><text:p/></draw:rect></text:p>
      <text:p text:style-name="Standard"/>
      <text:p text:style-name="Standard"><draw:rect text:anchor-type="as-char" style:rel-width="100%" draw:z-index="2" draw:style-name="gr1" draw:text-style-name="P27" svg:width="17.005cm" svg:height="0.036cm"><text:p/></draw:rect></text:p>
      <text:p text:style-name="P23">Цель работы.</text:p>
      <text:p text:style-name="P24"/>
      <text:p text:style-name="P24"><text:span text:style-name="T14">1</text:span>. Проверка основного закона динамики вращения.</text:p>
      <text:p text:style-name="Standard">2. Проверка зависимости момента инерции от положения масс относительно оси вращения.</text:p>
      <text:p text:style-name="Standard"/>
      <text:p text:style-name="P23">Задачи, решаемые при выполнении работы.</text:p>
      <text:p text:style-name="Standard">1. Измерение времени падения груза при разной массе груза и разном положении утяжелителей на крестовине.</text:p>
      <text:p text:style-name="Standard">2. Расчёт ускорения груза, углового ускорения крестовины и мо-</text:p>
      <text:p text:style-name="Standard">мента силы натяжения нити.</text:p>
      <text:p text:style-name="Standard">3. Расчёт момента инерции крестовины с утяжелителями и момента силы трения.</text:p>
      <text:p text:style-name="Standard">4. Исследование зависимости момента силы натяжения нити от углового ускорения. Проверка основного закона динамики вращения.</text:p>
      <text:p text:style-name="Standard">5. Исследование зависимости момента инерции от положения масс</text:p>
      <text:p text:style-name="Standard">относительно оси вращения. Проверка теоремы Штейнера.</text:p>
      <text:p text:style-name="Standard"/>
      <text:p text:style-name="Standard"/>
      <text:p text:style-name="P23">Объект исследования.</text:p>
      <text:p text:style-name="Standard"/>
      <text:p text:style-name="Standard"/>
      <text:p text:style-name="Standard">4. Метод экспериментального исследования.</text:p>
      <text:p text:style-name="Standard"/>
      <text:p text:style-name="Standard"/>
      <text:p text:style-name="Standard">5. Рабочие формулы и исходные данные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6. Измерительные приборы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ext:soft-page-break/>
        <table:table-row table:style-name="Таблица2.1">
          <table:table-cell table:style-name="Таблица2.A1" office:value-type="string">
            <text:p text:style-name="P13" loext:marker-style-name="T6"><text:span text:style-name="T6">№ п/п</text:span><text:span text:style-name="T6"/></text:p>
          </table:table-cell>
          <table:table-cell table:style-name="Таблица2.A1" office:value-type="string">
            <text:p text:style-name="P13" loext:marker-style-name="T6"><text:bookmark-start text:name="_Toc154745494"/><text:bookmark-start text:name="_Toc154745610"/><text:span text:style-name="T6">Наименование</text:span><text:bookmark-end text:name="_Toc154745494"/><text:bookmark-end text:name="_Toc154745610"/><text:span text:style-name="T6"/></text:p>
          </table:table-cell>
          <table:table-cell table:style-name="Таблица2.A1" office:value-type="string">
            <text:p text:style-name="P13" loext:marker-style-name="T6"><text:span text:style-name="T6">Тип прибора</text:span><text:span text:style-name="T6"/></text:p>
          </table:table-cell>
          <table:table-cell table:style-name="Таблица2.A1" office:value-type="string">
            <text:p text:style-name="P13" loext:marker-style-name="T6"><text:span text:style-name="T6">Используемый<text:line-break/>диапазон</text:span><text:span text:style-name="T6"/></text:p>
          </table:table-cell>
          <table:table-cell table:style-name="Таблица2.A1" office:value-type="string">
            <text:p text:style-name="P13" loext:marker-style-name="T6"><text:span text:style-name="T6">Погрешность<text:line-break/>прибора</text:span><text:span text:style-name="T6"/></text:p>
          </table:table-cell>
        </table:table-row>
        <table:table-row table:style-name="Таблица2.1">
          <table:table-cell table:style-name="Таблица2.A1" office:value-type="string">
            <text:p text:style-name="P13" loext:marker-style-name="T6"><text:span text:style-name="T6">1</text:span><text:span text:style-name="T6"/></text:p>
          </table:table-cell>
          <table:table-cell table:style-name="Таблица2.A1" office:value-type="string">
            <text:p text:style-name="P17" loext:marker-style-name="T6"/>
          </table:table-cell>
          <table:table-cell table:style-name="Таблица2.A1" office:value-type="string">
            <text:p text:style-name="P17" loext:marker-style-name="T6"/>
          </table:table-cell>
          <table:table-cell table:style-name="Таблица2.A1" office:value-type="string">
            <text:p text:style-name="P17" loext:marker-style-name="T6"/>
          </table:table-cell>
          <table:table-cell table:style-name="Таблица2.A1" office:value-type="string">
            <text:p text:style-name="P17" loext:marker-style-name="T6"/>
          </table:table-cell>
        </table:table-row>
        <table:table-row table:style-name="Таблица2.1">
          <table:table-cell table:style-name="Таблица2.A1" office:value-type="string">
            <text:p text:style-name="P13" loext:marker-style-name="T6"><text:span text:style-name="T6">2</text:span><text:span text:style-name="T6"/></text:p>
          </table:table-cell>
          <table:table-cell table:style-name="Таблица2.A1" office:value-type="string">
            <text:p text:style-name="P17" loext:marker-style-name="T6"/>
          </table:table-cell>
          <table:table-cell table:style-name="Таблица2.A1" office:value-type="string">
            <text:p text:style-name="P17" loext:marker-style-name="T6"/>
          </table:table-cell>
          <table:table-cell table:style-name="Таблица2.A1" office:value-type="string">
            <text:p text:style-name="P17" loext:marker-style-name="T6"/>
          </table:table-cell>
          <table:table-cell table:style-name="Таблица2.A1" office:value-type="string">
            <text:p text:style-name="P17" loext:marker-style-name="T6"/>
          </table:table-cell>
        </table:table-row>
        <table:table-row table:style-name="Таблица2.1">
          <table:table-cell table:style-name="Таблица2.A1" office:value-type="string">
            <text:p text:style-name="P13" loext:marker-style-name="T6"><text:span text:style-name="T6">3</text:span><text:span text:style-name="T6"/></text:p>
          </table:table-cell>
          <table:table-cell table:style-name="Таблица2.A1" office:value-type="string">
            <text:p text:style-name="P17" loext:marker-style-name="T6"/>
          </table:table-cell>
          <table:table-cell table:style-name="Таблица2.A1" office:value-type="string">
            <text:p text:style-name="P17" loext:marker-style-name="T6"/>
          </table:table-cell>
          <table:table-cell table:style-name="Таблица2.A1" office:value-type="string">
            <text:p text:style-name="P17" loext:marker-style-name="T6"/>
          </table:table-cell>
          <table:table-cell table:style-name="Таблица2.A1" office:value-type="string">
            <text:p text:style-name="P17" loext:marker-style-name="T6"/>
          </table:table-cell>
        </table:table-row>
        <table:table-row table:style-name="Таблица2.1">
          <table:table-cell table:style-name="Таблица2.A1" office:value-type="string">
            <text:p text:style-name="P13" loext:marker-style-name="T6"><text:span text:style-name="T6">4</text:span><text:span text:style-name="T6"/></text:p>
          </table:table-cell>
          <table:table-cell table:style-name="Таблица2.A1" office:value-type="string">
            <text:p text:style-name="P17" loext:marker-style-name="T6"/>
          </table:table-cell>
          <table:table-cell table:style-name="Таблица2.A1" office:value-type="string">
            <text:p text:style-name="P17" loext:marker-style-name="T6"/>
          </table:table-cell>
          <table:table-cell table:style-name="Таблица2.A1" office:value-type="string">
            <text:p text:style-name="P17" loext:marker-style-name="T6"/>
          </table:table-cell>
          <table:table-cell table:style-name="Таблица2.A1" office:value-type="string">
            <text:p text:style-name="P17" loext:marker-style-name="T6"/>
          </table:table-cell>
        </table:table-row>
      </table:table>
      <text:p text:style-name="P19">7. Схема установки (<text:span text:style-name="T8">перечень схем, которые составляют Приложение 1</text:span>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8. Результаты прямых измерений и их обработки (<text:span text:style-name="T8">таблицы, примеры расчетов</text:span>).</text:p>
      <table:table table:name="Таблица5" table:style-name="Таблица5" table:template-name="Default Style">
        <table:table-column table:style-name="Таблица5.A" table:number-columns-repeated="7"/>
        <table:table-row>
          <table:table-cell table:style-name="Таблица5.A1" table:number-rows-spanned="2" office:value-type="string">
            <text:p text:style-name="P25">Масса груза, г</text:p>
          </table:table-cell>
          <table:table-cell table:style-name="Таблица5.B1" table:number-columns-spanned="6" office:value-type="string">
            <text:p text:style-name="P25">Положение утяжелителе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5.A1"/>
          <table:table-cell table:style-name="Таблица5.B2" office:value-type="string">
            <text:p text:style-name="P25">1 риска</text:p>
          </table:table-cell>
          <table:table-cell table:style-name="Таблица5.B2" office:value-type="string">
            <text:p text:style-name="P25">2 риска</text:p>
          </table:table-cell>
          <table:table-cell table:style-name="Таблица5.B2" office:value-type="string">
            <text:p text:style-name="P25">3 риска</text:p>
          </table:table-cell>
          <table:table-cell table:style-name="Таблица5.B2" office:value-type="string">
            <text:p text:style-name="P25">4 риска</text:p>
          </table:table-cell>
          <table:table-cell table:style-name="Таблица5.B2" office:value-type="string">
            <text:p text:style-name="P25">5 риска</text:p>
          </table:table-cell>
          <table:table-cell table:style-name="Таблица5.G2" office:value-type="string">
            <text:p text:style-name="P25">6 риска</text:p>
          </table:table-cell>
        </table:table-row>
        <table:table-row>
          <table:table-cell table:style-name="Таблица5.B2" table:number-rows-spanned="4" office:value-type="string">
            <text:p text:style-name="P26"/>
          </table:table-cell>
          <table:table-cell table:style-name="Таблица5.B2" office:value-type="string">
            <text:p text:style-name="P25"><text:span text:style-name="T16">t</text:span><text:span text:style-name="T15">1 </text:span><text:span text:style-name="T16">= 4.8 с</text:span></text:p>
          </table:table-cell>
          <table:table-cell table:style-name="Таблица5.B2" office:value-type="string">
            <text:p text:style-name="P25"><text:span text:style-name="T16">t</text:span><text:span text:style-name="T15">1 </text:span><text:span text:style-name="T16">= 5.68 с</text:span></text:p>
          </table:table-cell>
          <table:table-cell table:style-name="Таблица5.B2" office:value-type="string">
            <text:p text:style-name="P25"><text:span text:style-name="T16">t</text:span><text:span text:style-name="T15">1 </text:span><text:span text:style-name="T16">= 6.45 с</text:span></text:p>
          </table:table-cell>
          <table:table-cell table:style-name="Таблица5.B2" office:value-type="string">
            <text:p text:style-name="P25"><text:span text:style-name="T16">t</text:span><text:span text:style-name="T15">1 </text:span><text:span text:style-name="T16">= 7.54 с</text:span></text:p>
          </table:table-cell>
          <table:table-cell table:style-name="Таблица5.B2" office:value-type="string">
            <text:p text:style-name="P25"><text:span text:style-name="T16">t</text:span><text:span text:style-name="T15">1 </text:span><text:span text:style-name="T16">= 8.39 с</text:span></text:p>
          </table:table-cell>
          <table:table-cell table:style-name="Таблица5.G2" office:value-type="string">
            <text:p text:style-name="P25"><text:span text:style-name="T16">t</text:span><text:span text:style-name="T15">1 </text:span><text:span text:style-name="T16">= 9.35 с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25"><text:span text:style-name="T16">t</text:span><text:span text:style-name="T15">2 </text:span><text:span text:style-name="T16">= 4.96 c</text:span></text:p>
          </table:table-cell>
          <table:table-cell table:style-name="Таблица5.B2" office:value-type="string">
            <text:p text:style-name="P25"><text:span text:style-name="T16">t</text:span><text:span text:style-name="T15">2 </text:span><text:span text:style-name="T16">= 5.59 c</text:span></text:p>
          </table:table-cell>
          <table:table-cell table:style-name="Таблица5.B2" office:value-type="string">
            <text:p text:style-name="P25"><text:span text:style-name="T16">t</text:span><text:span text:style-name="T15">2 </text:span><text:span text:style-name="T16">= 6.41 c</text:span></text:p>
          </table:table-cell>
          <table:table-cell table:style-name="Таблица5.B2" office:value-type="string">
            <text:p text:style-name="P25"><text:span text:style-name="T16">t</text:span><text:span text:style-name="T15">2 </text:span><text:span text:style-name="T16">= 7.51 c</text:span></text:p>
          </table:table-cell>
          <table:table-cell table:style-name="Таблица5.B2" office:value-type="string">
            <text:p text:style-name="P25"><text:span text:style-name="T16">t</text:span><text:span text:style-name="T15">2 </text:span><text:span text:style-name="T16">= 8.37 c</text:span></text:p>
          </table:table-cell>
          <table:table-cell table:style-name="Таблица5.G2" office:value-type="string">
            <text:p text:style-name="P25"><text:span text:style-name="T16">t</text:span><text:span text:style-name="T15">2 </text:span><text:span text:style-name="T16">= 9.37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25"><text:span text:style-name="T16">t</text:span><text:span text:style-name="T15">3 </text:span><text:span text:style-name="T16"><text:s/>= 4.91 c</text:span></text:p>
          </table:table-cell>
          <table:table-cell table:style-name="Таблица5.B2" office:value-type="string">
            <text:p text:style-name="P25"><text:span text:style-name="T16">t</text:span><text:span text:style-name="T15">3 </text:span><text:span text:style-name="T16"><text:s/>= 5.68 c</text:span></text:p>
          </table:table-cell>
          <table:table-cell table:style-name="Таблица5.B2" office:value-type="string">
            <text:p text:style-name="P25"><text:span text:style-name="T16">t</text:span><text:span text:style-name="T15">3 </text:span><text:span text:style-name="T16"><text:s/>= 6.49 c</text:span></text:p>
          </table:table-cell>
          <table:table-cell table:style-name="Таблица5.B2" office:value-type="string">
            <text:p text:style-name="P25"><text:span text:style-name="T16">t</text:span><text:span text:style-name="T15">3 </text:span><text:span text:style-name="T16"><text:s/>= 7.49 c</text:span></text:p>
          </table:table-cell>
          <table:table-cell table:style-name="Таблица5.B2" office:value-type="string">
            <text:p text:style-name="P25"><text:span text:style-name="T16">t</text:span><text:span text:style-name="T15">3 </text:span><text:span text:style-name="T16"><text:s/>= 8.24 c</text:span></text:p>
          </table:table-cell>
          <table:table-cell table:style-name="Таблица5.G2" office:value-type="string">
            <text:p text:style-name="P25"><text:span text:style-name="T16">t</text:span><text:span text:style-name="T15">3 </text:span><text:span text:style-name="T16"><text:s/>= 9.41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25">t<text:span text:style-name="T15">ср</text:span></text:p>
          </table:table-cell>
          <table:table-cell table:style-name="Таблица5.B2" office:value-type="string">
            <text:p text:style-name="P25">t<text:span text:style-name="T15">ср</text:span></text:p>
          </table:table-cell>
          <table:table-cell table:style-name="Таблица5.B2" office:value-type="string">
            <text:p text:style-name="P25">t<text:span text:style-name="T15">ср</text:span></text:p>
          </table:table-cell>
          <table:table-cell table:style-name="Таблица5.B2" office:value-type="string">
            <text:p text:style-name="P25">t<text:span text:style-name="T15">ср</text:span></text:p>
          </table:table-cell>
          <table:table-cell table:style-name="Таблица5.B2" office:value-type="string">
            <text:p text:style-name="P25">t<text:span text:style-name="T15">ср</text:span></text:p>
          </table:table-cell>
          <table:table-cell table:style-name="Таблица5.G2" office:value-type="string">
            <text:p text:style-name="P25">t<text:span text:style-name="T15">ср</text:span></text:p>
          </table:table-cell>
        </table:table-row>
        <table:table-row>
          <table:table-cell table:style-name="Таблица5.B2" table:number-rows-spanned="4" office:value-type="string">
            <text:p text:style-name="P26"/>
          </table:table-cell>
          <table:table-cell table:style-name="Таблица5.B2" office:value-type="string">
            <text:p text:style-name="P25"><text:span text:style-name="T16">t</text:span><text:span text:style-name="T15">1 </text:span><text:span text:style-name="T16">= 3.44 c</text:span></text:p>
          </table:table-cell>
          <table:table-cell table:style-name="Таблица5.B2" office:value-type="string">
            <text:p text:style-name="P25"><text:span text:style-name="T16">t</text:span><text:span text:style-name="T15">1 </text:span><text:span text:style-name="T16">= 4.11 c</text:span></text:p>
          </table:table-cell>
          <table:table-cell table:style-name="Таблица5.B2" office:value-type="string">
            <text:p text:style-name="P25"><text:span text:style-name="T16">t</text:span><text:span text:style-name="T15">1 </text:span><text:span text:style-name="T16">= 4.64 c</text:span></text:p>
          </table:table-cell>
          <table:table-cell table:style-name="Таблица5.B2" office:value-type="string">
            <text:p text:style-name="P25"><text:span text:style-name="T16">t</text:span><text:span text:style-name="T15">1 </text:span><text:span text:style-name="T16">= 5.46 c</text:span></text:p>
          </table:table-cell>
          <table:table-cell table:style-name="Таблица5.B2" office:value-type="string">
            <text:p text:style-name="P25"><text:span text:style-name="T16">t</text:span><text:span text:style-name="T15">1 </text:span><text:span text:style-name="T16">= 6.24 c</text:span></text:p>
          </table:table-cell>
          <table:table-cell table:style-name="Таблица5.G2" office:value-type="string">
            <text:p text:style-name="P25"><text:span text:style-name="T16">t</text:span><text:span text:style-name="T15">1 </text:span><text:span text:style-name="T16">= 6.97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25"><text:span text:style-name="T16">t</text:span><text:span text:style-name="T15">2 </text:span><text:span text:style-name="T16">= 3.48 c</text:span></text:p>
          </table:table-cell>
          <table:table-cell table:style-name="Таблица5.B2" office:value-type="string">
            <text:p text:style-name="P25"><text:span text:style-name="T16">t</text:span><text:span text:style-name="T15">2 </text:span><text:span text:style-name="T16">= 4.10 c</text:span></text:p>
          </table:table-cell>
          <table:table-cell table:style-name="Таблица5.B2" office:value-type="string">
            <text:p text:style-name="P25"><text:span text:style-name="T16">t</text:span><text:span text:style-name="T15">2 </text:span><text:span text:style-name="T16">= 4.65 c</text:span></text:p>
          </table:table-cell>
          <table:table-cell table:style-name="Таблица5.B2" office:value-type="string">
            <text:p text:style-name="P25"><text:span text:style-name="T16">t</text:span><text:span text:style-name="T15">2 </text:span><text:span text:style-name="T16">= 5.62 c</text:span></text:p>
          </table:table-cell>
          <table:table-cell table:style-name="Таблица5.B2" office:value-type="string">
            <text:p text:style-name="P25"><text:span text:style-name="T16">t</text:span><text:span text:style-name="T15">2 </text:span><text:span text:style-name="T16">= 6.21 c</text:span></text:p>
          </table:table-cell>
          <table:table-cell table:style-name="Таблица5.G2" office:value-type="string">
            <text:p text:style-name="P25"><text:span text:style-name="T16">t</text:span><text:span text:style-name="T15">2 </text:span><text:span text:style-name="T16">= 6.93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25"><text:span text:style-name="T16">t</text:span><text:span text:style-name="T15">3 </text:span><text:span text:style-name="T16">= 3.47 c</text:span></text:p>
          </table:table-cell>
          <table:table-cell table:style-name="Таблица5.B2" office:value-type="string">
            <text:p text:style-name="P25"><text:span text:style-name="T16">t</text:span><text:span text:style-name="T15">3 </text:span><text:span text:style-name="T16">= 4.09 c</text:span></text:p>
          </table:table-cell>
          <table:table-cell table:style-name="Таблица5.B2" office:value-type="string">
            <text:p text:style-name="P25"><text:span text:style-name="T16">t</text:span><text:span text:style-name="T15">3 </text:span><text:span text:style-name="T16">= 4.77 c</text:span></text:p>
          </table:table-cell>
          <table:table-cell table:style-name="Таблица5.B2" office:value-type="string">
            <text:p text:style-name="P25"><text:span text:style-name="T16">t</text:span><text:span text:style-name="T15">3 </text:span><text:span text:style-name="T16">= 5.59 c</text:span></text:p>
          </table:table-cell>
          <table:table-cell table:style-name="Таблица5.B2" office:value-type="string">
            <text:p text:style-name="P25"><text:span text:style-name="T16">t</text:span><text:span text:style-name="T15">3 </text:span><text:span text:style-name="T16">= 6.26 c</text:span></text:p>
          </table:table-cell>
          <table:table-cell table:style-name="Таблица5.G2" office:value-type="string">
            <text:p text:style-name="P25"><text:span text:style-name="T16">t</text:span><text:span text:style-name="T15">3 </text:span><text:span text:style-name="T16">= 6.99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25">t<text:span text:style-name="T15">ср</text:span></text:p>
          </table:table-cell>
          <table:table-cell table:style-name="Таблица5.B2" office:value-type="string">
            <text:p text:style-name="P25">t<text:span text:style-name="T15">ср</text:span></text:p>
          </table:table-cell>
          <table:table-cell table:style-name="Таблица5.B2" office:value-type="string">
            <text:p text:style-name="P25">t<text:span text:style-name="T15">ср</text:span></text:p>
          </table:table-cell>
          <table:table-cell table:style-name="Таблица5.B2" office:value-type="string">
            <text:p text:style-name="P25">t<text:span text:style-name="T15">ср</text:span></text:p>
          </table:table-cell>
          <table:table-cell table:style-name="Таблица5.B2" office:value-type="string">
            <text:p text:style-name="P25">t<text:span text:style-name="T15">ср</text:span></text:p>
          </table:table-cell>
          <table:table-cell table:style-name="Таблица5.G2" office:value-type="string">
            <text:p text:style-name="P25">t<text:span text:style-name="T15">ср</text:span></text:p>
          </table:table-cell>
        </table:table-row>
        <table:table-row>
          <table:table-cell table:style-name="Таблица5.B2" table:number-rows-spanned="4" office:value-type="string">
            <text:p text:style-name="P26"/>
          </table:table-cell>
          <table:table-cell table:style-name="Таблица5.B2" office:value-type="string">
            <text:p text:style-name="P25"><text:span text:style-name="T16">t</text:span><text:span text:style-name="T15">1 </text:span><text:span text:style-name="T16">= 2.85 c</text:span></text:p>
          </table:table-cell>
          <table:table-cell table:style-name="Таблица5.B2" office:value-type="string">
            <text:p text:style-name="P25"><text:span text:style-name="T16">t</text:span><text:span text:style-name="T15">1 </text:span><text:span text:style-name="T16">= 3.36 c</text:span></text:p>
          </table:table-cell>
          <table:table-cell table:style-name="Таблица5.B2" office:value-type="string">
            <text:p text:style-name="P25"><text:span text:style-name="T16">t</text:span><text:span text:style-name="T15">1 </text:span><text:span text:style-name="T16">= 3.99 c</text:span></text:p>
          </table:table-cell>
          <table:table-cell table:style-name="Таблица5.B2" office:value-type="string">
            <text:p text:style-name="P25"><text:span text:style-name="T16">t</text:span><text:span text:style-name="T15">1 </text:span><text:span text:style-name="T16">= 4.63 c</text:span></text:p>
          </table:table-cell>
          <table:table-cell table:style-name="Таблица5.B2" office:value-type="string">
            <text:p text:style-name="P25"><text:span text:style-name="T16">t</text:span><text:span text:style-name="T15">1 </text:span><text:span text:style-name="T16">= 5.14 c</text:span></text:p>
          </table:table-cell>
          <table:table-cell table:style-name="Таблица5.G2" office:value-type="string">
            <text:p text:style-name="P25"><text:span text:style-name="T16">t</text:span><text:span text:style-name="T15">1 </text:span><text:span text:style-name="T16">= 5.81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25"><text:span text:style-name="T16">t</text:span><text:span text:style-name="T15">2 </text:span><text:span text:style-name="T16">= 2.89 c</text:span></text:p>
          </table:table-cell>
          <table:table-cell table:style-name="Таблица5.B2" office:value-type="string">
            <text:p text:style-name="P25"><text:span text:style-name="T16">t</text:span><text:span text:style-name="T15">2 </text:span><text:span text:style-name="T16">= 3.44 c</text:span></text:p>
          </table:table-cell>
          <table:table-cell table:style-name="Таблица5.B2" office:value-type="string">
            <text:p text:style-name="P25"><text:span text:style-name="T16">t</text:span><text:span text:style-name="T15">2 </text:span><text:span text:style-name="T16">= 3.92 c</text:span></text:p>
          </table:table-cell>
          <table:table-cell table:style-name="Таблица5.B2" office:value-type="string">
            <text:p text:style-name="P25"><text:span text:style-name="T16">t</text:span><text:span text:style-name="T15">2 </text:span><text:span text:style-name="T16">= 4.71 c</text:span></text:p>
          </table:table-cell>
          <table:table-cell table:style-name="Таблица5.B2" office:value-type="string">
            <text:p text:style-name="P25"><text:span text:style-name="T16">t</text:span><text:span text:style-name="T15">2 </text:span><text:span text:style-name="T16">= 5.23 c</text:span></text:p>
          </table:table-cell>
          <table:table-cell table:style-name="Таблица5.G2" office:value-type="string">
            <text:p text:style-name="P25"><text:span text:style-name="T16">t</text:span><text:span text:style-name="T15">2 </text:span><text:span text:style-name="T16">= 5.76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25"><text:span text:style-name="T16">t</text:span><text:span text:style-name="T15">3 </text:span><text:span text:style-name="T16">= 2.89 c</text:span></text:p>
          </table:table-cell>
          <table:table-cell table:style-name="Таблица5.B2" office:value-type="string">
            <text:p text:style-name="P25"><text:span text:style-name="T16">t</text:span><text:span text:style-name="T15">3 </text:span><text:span text:style-name="T16">= 3.37 c</text:span></text:p>
          </table:table-cell>
          <table:table-cell table:style-name="Таблица5.B2" office:value-type="string">
            <text:p text:style-name="P25"><text:span text:style-name="T16">t</text:span><text:span text:style-name="T15">3 </text:span><text:span text:style-name="T16">= 3.81 c</text:span></text:p>
          </table:table-cell>
          <table:table-cell table:style-name="Таблица5.B2" office:value-type="string">
            <text:p text:style-name="P25"><text:span text:style-name="T16">t</text:span><text:span text:style-name="T15">3 </text:span><text:span text:style-name="T16">= 4.62 c</text:span></text:p>
          </table:table-cell>
          <table:table-cell table:style-name="Таблица5.B2" office:value-type="string">
            <text:p text:style-name="P25"><text:span text:style-name="T16">t</text:span><text:span text:style-name="T15">3 </text:span><text:span text:style-name="T16">= 5.31 c</text:span></text:p>
          </table:table-cell>
          <table:table-cell table:style-name="Таблица5.G2" office:value-type="string">
            <text:p text:style-name="P25"><text:span text:style-name="T16">t</text:span><text:span text:style-name="T15">3 </text:span><text:span text:style-name="T16">= 5.64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25">t<text:span text:style-name="T15">ср</text:span></text:p>
          </table:table-cell>
          <table:table-cell table:style-name="Таблица5.B2" office:value-type="string">
            <text:p text:style-name="P25">t<text:span text:style-name="T15">ср</text:span></text:p>
          </table:table-cell>
          <table:table-cell table:style-name="Таблица5.B2" office:value-type="string">
            <text:p text:style-name="P25">t<text:span text:style-name="T15">ср</text:span></text:p>
          </table:table-cell>
          <table:table-cell table:style-name="Таблица5.B2" office:value-type="string">
            <text:p text:style-name="P25">t<text:span text:style-name="T15">ср</text:span></text:p>
          </table:table-cell>
          <table:table-cell table:style-name="Таблица5.B2" office:value-type="string">
            <text:p text:style-name="P25">t<text:span text:style-name="T15">ср</text:span></text:p>
          </table:table-cell>
          <table:table-cell table:style-name="Таблица5.G2" office:value-type="string">
            <text:p text:style-name="P25">t<text:span text:style-name="T15">ср</text:span></text:p>
          </table:table-cell>
        </table:table-row>
        <table:table-row>
          <table:table-cell table:style-name="Таблица5.B2" table:number-rows-spanned="4" office:value-type="string">
            <text:p text:style-name="P26"/>
          </table:table-cell>
          <table:table-cell table:style-name="Таблица5.B2" office:value-type="string">
            <text:p text:style-name="P25"><text:span text:style-name="T16">t</text:span><text:span text:style-name="T15">1 </text:span><text:span text:style-name="T16">= 2.49 c</text:span></text:p>
          </table:table-cell>
          <table:table-cell table:style-name="Таблица5.B2" office:value-type="string">
            <text:p text:style-name="P25"><text:span text:style-name="T16">t</text:span><text:span text:style-name="T15">1 </text:span><text:span text:style-name="T16">= 2.98 c</text:span></text:p>
          </table:table-cell>
          <table:table-cell table:style-name="Таблица5.B2" office:value-type="string">
            <text:p text:style-name="P25"><text:span text:style-name="T16">t</text:span><text:span text:style-name="T15">1 </text:span><text:span text:style-name="T16">= 3.33 c</text:span></text:p>
          </table:table-cell>
          <table:table-cell table:style-name="Таблица5.B2" office:value-type="string">
            <text:p text:style-name="P25"><text:span text:style-name="T16">t</text:span><text:span text:style-name="T15">1 </text:span><text:span text:style-name="T16">= 4.17 c</text:span></text:p>
          </table:table-cell>
          <table:table-cell table:style-name="Таблица5.B2" office:value-type="string">
            <text:p text:style-name="P25"><text:span text:style-name="T16">t</text:span><text:span text:style-name="T15">1 </text:span><text:span text:style-name="T16">= 4.46 c</text:span></text:p>
          </table:table-cell>
          <table:table-cell table:style-name="Таблица5.G2" office:value-type="string">
            <text:p text:style-name="P25"><text:span text:style-name="T16">t</text:span><text:span text:style-name="T15">1 </text:span><text:span text:style-name="T16">= 5.1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25"><text:span text:style-name="T16">t</text:span><text:span text:style-name="T15">2 </text:span><text:span text:style-name="T16">= 2.49 c</text:span></text:p>
          </table:table-cell>
          <table:table-cell table:style-name="Таблица5.B2" office:value-type="string">
            <text:p text:style-name="P25"><text:span text:style-name="T16">t</text:span><text:span text:style-name="T15">2 </text:span><text:span text:style-name="T16">= 2.96 c</text:span></text:p>
          </table:table-cell>
          <table:table-cell table:style-name="Таблица5.B2" office:value-type="string">
            <text:p text:style-name="P25"><text:span text:style-name="T16">t</text:span><text:span text:style-name="T15">2 </text:span><text:span text:style-name="T16">= 3.62 c</text:span></text:p>
          </table:table-cell>
          <table:table-cell table:style-name="Таблица5.B2" office:value-type="string">
            <text:p text:style-name="P25"><text:span text:style-name="T16">t</text:span><text:span text:style-name="T15">2 </text:span><text:span text:style-name="T16">= 4.09 c</text:span></text:p>
          </table:table-cell>
          <table:table-cell table:style-name="Таблица5.B2" office:value-type="string">
            <text:p text:style-name="P25"><text:span text:style-name="T16">t</text:span><text:span text:style-name="T15">2 </text:span><text:span text:style-name="T16">= 4.68 c</text:span></text:p>
          </table:table-cell>
          <table:table-cell table:style-name="Таблица5.G2" office:value-type="string">
            <text:p text:style-name="P25"><text:span text:style-name="T16">t</text:span><text:span text:style-name="T15">2 </text:span><text:span text:style-name="T16">= 4.99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25"><text:span text:style-name="T16">t</text:span><text:span text:style-name="T15">3 </text:span><text:span text:style-name="T16"><text:s/>= 2.53 c</text:span></text:p>
          </table:table-cell>
          <table:table-cell table:style-name="Таблица5.B2" office:value-type="string">
            <text:p text:style-name="P25"><text:span text:style-name="T16">t</text:span><text:span text:style-name="T15">3 </text:span><text:span text:style-name="T16"><text:s/>= 2.98 c</text:span></text:p>
          </table:table-cell>
          <table:table-cell table:style-name="Таблица5.B2" office:value-type="string">
            <text:p text:style-name="P25"><text:span text:style-name="T16">t</text:span><text:span text:style-name="T15">3 </text:span><text:span text:style-name="T16"><text:s/>= 3.57 c</text:span></text:p>
          </table:table-cell>
          <table:table-cell table:style-name="Таблица5.B2" office:value-type="string">
            <text:p text:style-name="P25"><text:span text:style-name="T16">t</text:span><text:span text:style-name="T15">3 </text:span><text:span text:style-name="T16"><text:s/>= 3.94 c</text:span></text:p>
          </table:table-cell>
          <table:table-cell table:style-name="Таблица5.B2" office:value-type="string">
            <text:p text:style-name="P25"><text:span text:style-name="T16">t</text:span><text:span text:style-name="T15">3 </text:span><text:span text:style-name="T16"><text:s/>= 4.40 c</text:span></text:p>
          </table:table-cell>
          <table:table-cell table:style-name="Таблица5.G2" office:value-type="string">
            <text:p text:style-name="P25"><text:span text:style-name="T16">t</text:span><text:span text:style-name="T15">3 </text:span><text:span text:style-name="T16"><text:s/>= 4.95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25">t<text:span text:style-name="T15">ср</text:span></text:p>
          </table:table-cell>
          <table:table-cell table:style-name="Таблица5.B2" office:value-type="string">
            <text:p text:style-name="P25">t<text:span text:style-name="T15">ср</text:span></text:p>
          </table:table-cell>
          <table:table-cell table:style-name="Таблица5.B2" office:value-type="string">
            <text:p text:style-name="P25">t<text:span text:style-name="T15">ср</text:span></text:p>
          </table:table-cell>
          <table:table-cell table:style-name="Таблица5.B2" office:value-type="string">
            <text:p text:style-name="P25">t<text:span text:style-name="T15">ср</text:span></text:p>
          </table:table-cell>
          <table:table-cell table:style-name="Таблица5.B2" office:value-type="string">
            <text:p text:style-name="P25">t<text:span text:style-name="T15">ср</text:span></text:p>
          </table:table-cell>
          <table:table-cell table:style-name="Таблица5.G2" office:value-type="string">
            <text:p text:style-name="P25">t<text:span text:style-name="T15">ср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9. Расчет результатов косвенных измерений (<text:span text:style-name="T8">таблицы, примеры расчетов</text:span>).</text:p>
      <text:p text:style-name="P19">10. Расчет погрешностей измерений (<text:span text:style-name="T8">для прямых и косвенных измерений</text:span>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1. Графики (<text:span text:style-name="T8">перечень графиков, которые составляют Приложение 2</text:span>).</text:p>
      <text:p text:style-name="Standard"/>
      <text:p text:style-name="Standard"/>
      <text:p text:style-name="Standard"/>
      <text:p text:style-name="Standard"/>
      <text:p text:style-name="Standard">12. Окончательные результаты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. Выводы и анализ результатов работы.</text:p>
      <text:p text:style-name="P19">14. Дополнительные задания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5. Выполнение дополнительных заданий.</text:p>
      <text:p text:style-name="Standard"/>
      <text:p text:style-name="Standard"/>
      <text:p text:style-name="Standard"/>
      <text:p text:style-name="Standard"/>
      <text:p text:style-name="P20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6. Замечания преподавателя (<text:span text:style-name="T8">исправления, вызванные замечаниями преподавателя, также помещают в этот пункт</text:span>).</text:p>
      <text:p text:style-name="Standard"/>
      <text:p text:style-name="Standard"/>
      <text:p text:style-name="Standard"/>
      <text:p text:style-name="P21"/>
      <text:p text:style-name="P21"/>
      <text:p text:style-name="P2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" loext:marker-style-name="T7"><text:span text:style-name="T7">Примечание:</text:span><text:span text:style-name="T7"/></text:p>
          </table:table-cell>
          <table:table-cell table:style-name="Таблица4.A1" office:value-type="string">
            <text:list text:style-name="WWNum1">
              <text:list-item>
                <text:p text:style-name="P3" loext:marker-style-name="T6"><text:span text:style-name="T6">Пункты 1-6,8-13 Протокола-отчета </text:span><text:span text:style-name="T7">обязательны</text:span><text:span text:style-name="T6"> для заполнения.</text:span>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6" loext:marker-style-name="T6"/>
          </table:table-cell>
          <table:table-cell table:style-name="Таблица4.A1" office:value-type="string">
            <text:list text:continue-numbering="true" text:style-name="WWNum1">
              <text:list-item>
                <text:p text:style-name="P3" loext:marker-style-name="T6"><text:span text:style-name="T6">Необходимые исправления выполняют непосредственно в протоколе-отчете.</text:span><text:span text:style-name="T6"/>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6" loext:marker-style-name="T6"/>
          </table:table-cell>
          <table:table-cell table:style-name="Таблица4.A1" office:value-type="string">
            <text:list text:continue-numbering="true" text:style-name="WWNum1">
              <text:list-item>
                <text:p text:style-name="P3" loext:marker-style-name="T6"><text:span text:style-name="T6">При ручном построении графиков рекомендуется использовать миллиметровую бумагу.</text:span><text:span text:style-name="T6"/></text:p>
              </text:list-item>
            </text:list>
          </table:table-cell>
        </table:table-row>
        <text:soft-page-break/>
        <table:table-row table:style-name="Таблица4.1">
          <table:table-cell table:style-name="Таблица4.A1" office:value-type="string">
            <text:p text:style-name="P6" loext:marker-style-name="T6"/>
          </table:table-cell>
          <table:table-cell table:style-name="Таблица4.A1" office:value-type="string">
            <text:list text:continue-numbering="true" text:style-name="WWNum1">
              <text:list-item>
                <text:p text:style-name="P3" loext:marker-style-name="T6"><text:span text:style-name="T6">Приложения 1 и 2 вкладывают в бланк протокола-отчета.</text:span><text:span text:style-name="T6"/></text:p>
              </text:list-item>
            </text:list>
          </table:table-cell>
        </table:table-row>
      </table:table>
      <text:p text:style-name="P22" loext:marker-style-name="T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PT Sans" svg:font-family="'PT San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right="1.143cm" fo:line-height="0.741cm" fo:text-align="center" style:justify-single-word="false" fo:keep-with-next="always"/>
      <style:text-properties fo:font-size="9.5pt" fo:letter-spacing="-0.002cm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right="-2.536cm" fo:margin-top="0.011cm" fo:margin-bottom="0cm" style:contextual-spacing="false" fo:line-height="0.667cm" fo:text-align="justify" style:justify-single-word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right="-0.353cm" fo:line-height="0.656cm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right="0.677cm" fo:margin-top="0.053cm" fo:margin-bottom="0.974cm" style:contextual-spacing="false" fo:line-height="0.339cm" fo:keep-with-next="always"/>
      <style:text-properties style:font-name="Times New Roman" fo:font-family="'Times New Roman'" style:font-family-generic="roman" style:font-pitch="variable" fo:letter-spacing="-0.002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2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4" style:family="paragraph" style:parent-style-name="Footer">
      <style:paragraph-properties fo:margin-right="0.635cm" fo:text-indent="0.635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style:font-name="PT Sans" fo:font-size="4pt" fo:font-weight="bold" style:font-size-asian="4pt" style:font-weight-asian="bold" style:font-size-complex="8pt"/>
    </style:style>
    <style:style style:name="MT2" style:family="text">
      <style:text-properties style:font-name="PT Sans" fo:font-size="11pt" fo:font-weight="bold" style:font-size-asian="11pt" style:font-weight-asian="bold" style:font-size-complex="11pt"/>
    </style:style>
    <style:style style:name="MT3" style:family="text">
      <style:text-properties style:font-name="PT Sans" fo:font-size="9pt" fo:font-weight="bold" style:font-size-asian="9pt" style:font-weight-asian="bold"/>
    </style:style>
    <style:style style:name="MT4" style:family="text">
      <style:text-properties style:font-name="PT Sans" fo:font-size="10pt" fo:font-weight="bold" style:font-size-asian="10pt" style:font-weight-asian="bold"/>
    </style:style>
    <style:style style:name="M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draw:style-name="Mfr1" draw:name="Врезка3" text:anchor-type="paragraph" svg:y="0.002cm" svg:width="17.709cm" draw:z-index="10" loext:may-break-between-pages="true"><draw:text-box fo:min-height="0cm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MP2" loext:marker-style-name="MT2"><text:span text:style-name="MT2">Университет ИТМО</text:span></text:p><text:p text:style-name="MP2" loext:marker-style-name="MT2"><text:span text:style-name="MT2">Физико-технический мегафакультет</text:span></text:p><text:p text:style-name="MP2" loext:marker-style-name="MT3"><text:span text:style-name="MT2">Физический факультет</text:span></text:p></table:table-cell><table:table-cell table:style-name="Таблица3.A1" office:value-type="string"><text:p text:style-name="MP3" loext:marker-style-name="MT4"><draw:frame draw:style-name="Mfr2" draw:name="Рисунок 3" text:anchor-type="as-char" svg:width="5.052cm" svg:height="1.386cm" draw:z-index="11"><draw:image xlink:href="Pictures/10000000000002BB000000C059B9B833.jpg" xlink:type="simple" xlink:show="embed" xlink:actuate="onLoad" draw:mime-type="image/jpeg"/></draw:frame></text:p></table:table-cell></table:table-row></table:table></draw:text-box></draw:frame></text:p>
      </style:header-first>
      <style:footer>
        <text:p text:style-name="MP4"><draw:frame draw:style-name="Mfr3" draw:name="Врезка2" text:anchor-type="paragraph" svg:y="0.002cm" draw:z-index="8"><draw:text-box fo:min-height="0cm" fo:min-width="0.041cm"><text:p text:style-name="MP5" loext:marker-style-name="Page Number"><text:span text:style-name="Page_20_Number"><text:page-number text:select-page="current">7</text:page-number></text:span></text:p></draw:text-box></draw:frame></text:p>
      </style:footer>
      <style:footer-first>
        <text:p text:style-name="MP4"><draw:frame draw:style-name="Mfr3" draw:name="Врезка5" text:anchor-type="paragraph" svg:y="0.002cm" draw:z-index="9"><draw:text-box fo:min-height="0cm" fo:min-width="0.041cm"><text:p text:style-name="MP5" loext:marker-style-name="Page Number"><text:span text:style-name="Page_20_Number"><text:page-number text:select-page="current">1</text:page-number></text:span></text:p></draw:text-box></draw:frame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Бланк рабочего протокола и отчета</dc:title>
    <meta:initial-creator>Кафедра экспериментальной физики СПбГПУ</meta:initial-creator>
    <meta:editing-cycles>6</meta:editing-cycles>
    <meta:print-date>2023-02-24T17:59:00</meta:print-date>
    <meta:creation-date>2022-04-18T18:09:00</meta:creation-date>
    <dc:date>2024-10-16T15:13:04.200304636</dc:date>
    <meta:editing-duration>PT34M44S</meta:editing-duration>
    <meta:generator>LibreOffice/24.2.6.2$Linux_X86_64 LibreOffice_project/420$Build-2</meta:generator>
    <meta:document-statistic meta:table-count="5" meta:image-count="1" meta:object-count="0" meta:page-count="7" meta:paragraph-count="161" meta:word-count="587" meta:character-count="2989" meta:non-whitespace-character-count="2500"/>
    <meta:user-defined meta:name="AppVersion">16.0000</meta:user-defined>
    <meta:user-defined meta:name="Company">ГОУ СПбГПУ</meta:user-defined>
    <meta:template xlink:type="simple" xlink:actuate="onRequest" xlink:title="Normal.dotm" xlink:href=""/>
  </office:meta>
</office:document-meta>
</file>